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1FB000000E22F64CFAB.gif"/>
  <manifest:file-entry manifest:media-type="image/gif" manifest:full-path="Pictures/10000000000000DE0000001E36B7A55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omas_20_master-title">
      <style:graphic-properties draw:stroke="none" draw:fill="none" draw:fill-color="#ffffff" fo:min-height="3.506cm"/>
    </style:style>
    <style:style style:name="pr2" style:family="presentation" style:parent-style-name="Tomas_20_master-outline1">
      <style:graphic-properties fo:min-height="12.254cm"/>
    </style:style>
    <style:style style:name="pr3" style:family="presentation" style:parent-style-name="Tomas_20_master-title">
      <style:graphic-properties fo:min-height="3.256cm"/>
    </style:style>
    <style:style style:name="pr4" style:family="presentation" style:parent-style-name="Tomas_20_master-notes">
      <style:graphic-properties draw:fill-color="#ffffff" draw:auto-grow-height="true" fo:min-height="13.365cm"/>
    </style:style>
    <style:style style:name="pr5" style:family="presentation" style:parent-style-name="Tomas_20_master-outline1">
      <style:graphic-properties draw:fill-color="#ffffff" draw:auto-grow-height="true" fo:min-height="13.881cm"/>
    </style:style>
    <style:style style:name="pr6" style:family="presentation" style:parent-style-name="Tomas_20_master-title">
      <style:graphic-properties draw:fill-color="#ffffff" draw:auto-grow-height="true" fo:min-height="3.507cm"/>
    </style:style>
    <style:style style:name="pr7" style:family="presentation" style:parent-style-name="Tomas_20_master-notes">
      <style:graphic-properties draw:fill-color="#ffffff" fo:min-height="13.114cm"/>
    </style:style>
    <style:style style:name="pr8" style:family="presentation" style:parent-style-name="Tomas_20_master-outline1">
      <style:graphic-properties fo:min-height="13.609cm"/>
    </style:style>
    <style:style style:name="pr9" style:family="presentation" style:parent-style-name="Tomas_20_master-title">
      <style:graphic-properties draw:auto-grow-height="true" fo:min-height="3.507cm"/>
    </style:style>
    <style:style style:name="pr10" style:family="presentation" style:parent-style-name="Tomas_20_master-outline1">
      <style:graphic-properties draw:auto-grow-height="true" fo:min-height="13.86cm"/>
    </style:style>
    <style:style style:name="pr11" style:family="presentation" style:parent-style-name="Tomas_20_master-outline1">
      <style:graphic-properties fo:min-height="17.196cm"/>
    </style:style>
    <style:style style:name="pr12" style:family="presentation" style:parent-style-name="Tomas_20_master-outline1">
      <style:graphic-properties fo:min-height="16.644cm"/>
    </style:style>
    <style:style style:name="pr13" style:family="presentation" style:parent-style-name="Tomas_20_master-outline1">
      <style:graphic-properties fo:min-height="17.318cm"/>
    </style:style>
    <style:style style:name="pr14" style:family="presentation" style:parent-style-name="Tomas_20_master-outline1">
      <style:graphic-properties fo:min-height="17.44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New'" style:font-style-name="Normal" style:font-family-generic="modern" style:font-pitch="fixed" fo:font-size="24pt" style:font-size-asian="24pt" style:font-size-complex="24pt"/>
    </style:style>
    <style:style style:name="T3" style:family="text">
      <style:text-properties fo:font-family="'Courier New'" style:font-style-name="Normal" style:font-family-generic="modern" style:font-pitch="fixed" fo:font-size="28pt" style:font-size-asian="28pt" style:font-size-complex="28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85A7BC4A.gif" xlink:type="simple" xlink:show="embed" xlink:actuate="onLoad">
        <style:list-level-properties text:space-before="0.3cm" text:min-label-width="0.9cm" style:vertical-pos="middle" style:vertical-rel="line" fo:width="0.593cm" fo:height="0.677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style:vertical-pos="middle" style:vertical-rel="line" fo:width="0.593cm" fo:height="0.677cm"/>
      </text:list-level-style-image>
      <text:list-level-style-image text:level="3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593cm" fo:height="0.677cm"/>
      </text:list-level-style-image>
      <text:list-level-style-image text:level="4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593cm" fo:height="0.677cm"/>
      </text:list-level-style-image>
      <text:list-level-style-image text:level="5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93cm" fo:height="0.677cm"/>
      </text:list-level-style-image>
      <text:list-level-style-image text:level="6" xlink:href="Pictures/100000000000001C0000002085A7BC4A.gif" xlink:type="simple" xlink:show="embed" xlink:actuate="onLoad">
        <style:list-level-properties text:space-before="6.6cm" text:min-label-width="0.6cm" style:vertical-pos="middle" style:vertical-rel="line" fo:width="0.593cm" fo:height="0.677cm"/>
      </text:list-level-style-image>
      <text:list-level-style-image text:level="7" xlink:href="Pictures/100000000000001C0000002085A7BC4A.gif" xlink:type="simple" xlink:show="embed" xlink:actuate="onLoad">
        <style:list-level-properties text:space-before="7.8cm" text:min-label-width="0.6cm" style:vertical-pos="middle" style:vertical-rel="line" fo:width="0.593cm" fo:height="0.677cm"/>
      </text:list-level-style-image>
      <text:list-level-style-image text:level="8" xlink:href="Pictures/100000000000001C0000002085A7BC4A.gif" xlink:type="simple" xlink:show="embed" xlink:actuate="onLoad">
        <style:list-level-properties text:space-before="9cm" text:min-label-width="0.6cm" style:vertical-pos="middle" style:vertical-rel="line" fo:width="0.593cm" fo:height="0.677cm"/>
      </text:list-level-style-image>
      <text:list-level-style-image text:level="9" xlink:href="Pictures/100000000000001C0000002085A7BC4A.gif" xlink:type="simple" xlink:show="embed" xlink:actuate="onLoad">
        <style:list-level-properties text:space-before="10.2cm" text:min-label-width="0.6cm" style:vertical-pos="middle" style:vertical-rel="line" fo:width="0.593cm" fo:height="0.67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66cc" fo:font-size="45%"/>
      </text:list-level-style-number>
      <text:list-level-style-number text:level="2" style:num-format="">
        <style:list-level-properties text:space-before="1.6cm" text:min-label-width="0.8cm"/>
        <style:text-properties fo:color="#0066cc" fo:font-size="45%"/>
      </text:list-level-style-number>
      <text:list-level-style-number text:level="3" style:num-format="">
        <style:list-level-properties text:space-before="3cm" text:min-label-width="0.6cm"/>
        <style:text-properties fo:color="#0066cc" fo:font-size="45%"/>
      </text:list-level-style-number>
      <text:list-level-style-number text:level="4" style:num-format="">
        <style:list-level-properties text:space-before="4.2cm" text:min-label-width="0.6cm"/>
        <style:text-properties fo:color="#0066cc" fo:font-size="45%"/>
      </text:list-level-style-number>
      <text:list-level-style-number text:level="5" style:num-format="">
        <style:list-level-properties text:space-before="5.4cm" text:min-label-width="0.6cm"/>
        <style:text-properties fo:color="#0066cc" fo:font-size="45%"/>
      </text:list-level-style-number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number text:level="9" style:num-format="">
        <style:list-level-properties text:space-before="10.2cm" text:min-label-width="0.6cm"/>
        <style:text-properties fo:color="#0066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omas_20_master" presentation:presentation-page-layout-name="AL1T21">
        <office:forms form:automatic-focus="false" form:apply-design-mode="false"/>
        <draw:frame presentation:style-name="pr1" draw:text-style-name="P1" draw:layer="layout" svg:width="25.199cm" svg:height="3.506cm" svg:x="1.4cm" svg:y="4.036cm" presentation:class="title" presentation:user-transformed="true">
          <draw:text-box>
            <text:p text:style-name="P1"><text:s/></text:p>
          </draw:text-box>
        </draw:frame>
        <draw:frame presentation:style-name="pr2" draw:layer="layout" svg:width="25.199cm" svg:height="12.254cm" svg:x="1.401cm" svg:y="6.27cm" presentation:class="outline" presentation:user-transformed="true">
          <draw:text-box>
            <text:list text:style-name="L2">
              <text:list-item>
                <text:p>Jimmy Hedman</text:p>
              </text:list-item>
              <text:list-item>
                <text:p>South Pole AB</text:p>
              </text:list-item>
              <text:list-item>
                <text:p>Linuxkonsult sedan -00</text:p>
              </text:list-item>
              <text:list-item>
                <text:p>Fokus på beräkningskluster</text:p>
              </text:list-item>
            </text:list>
          </draw:text-box>
        </draw:frame>
        <draw:frame presentation:style-name="pr3" draw:layer="layout" svg:width="25.199cm" svg:height="3.256cm" svg:x="1.23cm" svg:y="1.901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omas_20_master" presentation:presentation-page-layout-name="AL1T21">
        <office:forms form:automatic-focus="false" form:apply-design-mode="false"/>
        <draw:frame presentation:style-name="pr5" draw:text-style-name="P3" draw:layer="layout" svg:width="25.199cm" svg:height="13.881cm" svg:x="1.401cm" svg:y="4.893cm" presentation:class="outline" presentation:user-transformed="true">
          <draw:text-box>
            <text:list text:style-name="L2">
              <text:list-item>
                <text:p>Filosofi</text:p>
              </text:list-item>
              <text:list-item>
                <text:p>Konfigurationsfiler</text:p>
              </text:list-item>
              <text:list-item>
                <text:p>Debugga</text:p>
              </text:list-item>
              <text:list-item>
                <text:p>”Demo”</text:p>
              </text:list-item>
            </text:list>
            <text:p/>
          </draw:text-box>
        </draw:frame>
        <draw:frame draw:style-name="gr2" draw:layer="layout" svg:width="0.502cm" svg:height="1.187cm" svg:x="16.455cm" svg:y="6.162cm">
          <draw:text-box>
            <text:p/>
          </draw:text-box>
        </draw:frame>
        <draw:frame presentation:style-name="pr6" draw:text-style-name="P1" draw:layer="layout" svg:width="25.199cm" svg:height="3.507cm" svg:x="1.302cm" svg:y="1.633cm" presentation:class="title" presentation:user-transformed="true">
          <draw:text-box>
            <text:p>Upstart (ersätter /sbin/init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mas_20_master" presentation:presentation-page-layout-name="AL2T1">
        <office:forms form:automatic-focus="false" form:apply-design-mode="false"/>
        <draw:frame presentation:style-name="pr3" draw:layer="layout" svg:width="25.199cm" svg:height="3.256cm" svg:x="1.41cm" svg:y="1.611cm" presentation:class="title" presentation:user-transformed="true">
          <draw:text-box>
            <text:p>Filosofi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xa CPU</text:p>
                <text:list>
                  <text:list-item>
                    <text:p>Utnyttja multicore maximalt</text:p>
                  </text:list-item>
                </text:list>
              </text:list-item>
              <text:list-item>
                <text:p>Maxa IO</text:p>
                <text:list>
                  <text:list-item>
                    <text:p>Varför vänta på disk när andra saker kan köra samtidigt?</text:p>
                  </text:list-item>
                </text:list>
              </text:list-item>
              <text:list-item>
                <text:p>Signal-baserat</text:p>
                <text:list>
                  <text:list-item>
                    <text:p>Startar ALLT, men saker kan vänta på andra signaler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Filosofi</text:p>
          </draw:text-box>
        </draw:frame>
        <draw:frame presentation:style-name="pr10" draw:layer="layout" svg:width="25.199cm" svg:height="14.64cm" svg:x="1.4cm" svg:y="4.914cm" presentation:class="outline">
          <draw:text-box>
            <text:list text:style-name="L2">
              <text:list-item>
                <text:p>Parallellt</text:p>
                <text:list>
                  <text:list-item>
                    <text:p>Allt som inte är beroende av något går igång parallellt</text:p>
                  </text:list-item>
                  <text:list-item>
                    <text:p>Allt eftersom förväntade signaler kommer går väntande tjänster igång</text:p>
                  </text:list-item>
                </text:list>
              </text:list-item>
              <text:list-item>
                <text:p>”Signaler”</text:p>
                <text:list>
                  <text:list-item>
                    <text:p>Kan signalera över dbus, använder primärt egen ”buss”. När saker ändrar status sänds det starting/started/ending/ended &lt;tjänstnamn&gt;</text:p>
                  </text:list-item>
                  <text:list-item>
                    <text:p>Godtycklig signal med hjälp av initctl emit &lt;signal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Filosofi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gen pid-fil</text:p>
              </text:list-item>
              <text:list-item>
                <text:p>ptrace för att ”följa” processer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Konfigurationsfiler</text:p>
          </draw:text-box>
        </draw:frame>
        <draw:frame presentation:style-name="pr11" draw:layer="layout" svg:width="25.199cm" svg:height="18.381cm" svg:x="1.301cm" svg:y="3.716cm" presentation:class="outline" presentation:user-transformed="true">
          <draw:text-box>
            <text:list text:style-name="L2">
              <text:list-item>
                <text:p>description, author, version, emits</text:p>
                <text:list>
                  <text:list-item>
                    <text:p>dokumentation</text:p>
                  </text:list-item>
                </text:list>
              </text:list-item>
              <text:list-item>
                <text:p>start on, stop on</text:p>
                <text:list>
                  <text:list-item>
                    <text:p>väntar på signal (ej state), kan vara booleanska uttryck (or, <text:span text:style-name="T1">and</text:span>) och reguljära uttryck (runlevel [23])</text:p>
                  </text:list-item>
                  <text:list-item>
                    <text:p>gdm.conf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">start on (filesystem</text:span><text:span text:style-name="T2"><text:line-break/></text:span><text:span text:style-name="T2"> <text:s text:c="9"/>and started hal</text:span><text:span text:style-name="T2"><text:line-break/></text:span><text:span text:style-name="T2"> <text:s text:c="9"/>and tty-device-added KERNEL=tty7</text:span><text:span text:style-name="T2"><text:line-break/></text:span><text:span text:style-name="T2"> <text:s text:c="9"/>and (graphics-device-added or <text:s text:c="18"/>stopped udevtrigger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Konfigurationsfiler</text:p>
          </draw:text-box>
        </draw:frame>
        <draw:frame presentation:style-name="pr12" draw:layer="layout" svg:width="25.199cm" svg:height="16.644cm" svg:x="1.5cm" svg:y="3.856cm" presentation:class="outline" presentation:user-transformed="true">
          <draw:text-box>
            <text:list text:style-name="L2">
              <text:list-item>
                <text:p>expect <text:span text:style-name="T4">stop|daemon|fork</text:span></text:p>
                <text:list>
                  <text:list-item>
                    <text:p>När är tjänsten igång. 'stop' väntar på en STOP (svarar med en CONT), 'fork' väntar på en fork och 'daemon' väntar på en dubbel fork.</text:p>
                  </text:list-item>
                </text:list>
              </text:list-item>
              <text:list-item>
                <text:p>exec <text:span text:style-name="T4">kommando</text:span> [<text:span text:style-name="T4">argument</text:span>]</text:p>
                <text:list>
                  <text:list-item>
                    <text:p>Kör kommandot (med argumenten)</text:p>
                  </text:list-item>
                </text:list>
              </text:list-item>
              <text:list-item>
                <text:p>script … end script</text:p>
                <text:list>
                  <text:list-item>
                    <text:p>shell-script för att starta </text:p>
                  </text:list-item>
                </text:list>
              </text:list-item>
              <text:list-item>
                <text:p>pre-start/post-stop &lt;exec|script … end script&gt;</text:p>
              </text:list-item>
              <text:list-item>
                <text:p>pre-stop/post-start &lt;exec|script … end 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0.956cm" presentation:class="title" presentation:user-transformed="true">
          <draw:text-box>
            <text:p>Konfigurationsfiler</text:p>
          </draw:text-box>
        </draw:frame>
        <draw:frame presentation:style-name="pr13" draw:layer="layout" svg:width="25.199cm" svg:height="17.318cm" svg:x="1.4cm" svg:y="3.682cm" presentation:class="outline" presentation:user-transformed="true">
          <draw:text-box>
            <text:list text:style-name="L2">
              <text:list-item>
                <text:p>console <text:span text:style-name="T4">output|owner</text:span></text:p>
                <text:list>
                  <text:list-item>
                    <text:p>Default går stdin, stdout och stderr till /dev/null. Med console output så går dom till /dev/console och med console owner så blir även /dev/console ägare av processen (tar mot signaler tex ctrl-c).</text:p>
                  </text:list-item>
                </text:list>
              </text:list-item>
              <text:list-item>
                <text:p>respawn [<text:span text:style-name="T4">limit COUNT INTERVAL</text:span>]/task</text:p>
                <text:list>
                  <text:list-item>
                    <text:p>Är det en ”service” (respawn) eller en enstaka händelse (task). Kan även begränsa hur snabbt den ska respawn'a.</text:p>
                  </text:list-item>
                </text:list>
              </text:list-item>
              <text:list-item>
                <text:p>kill timeout <text:span text:style-name="T4">TIMEOUT</text:span></text:p>
                <text:list>
                  <text:list-item>
                    <text:p>specificerar tiden mellan SIGTERM och SIGKI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Konfigurationsfiler</text:p>
          </draw:text-box>
        </draw:frame>
        <draw:frame presentation:style-name="pr8" draw:layer="layout" svg:width="25.199cm" svg:height="15.083cm" svg:x="1.4cm" svg:y="4.914cm" presentation:class="outline" presentation:user-transformed="true">
          <draw:text-box>
            <text:list text:style-name="L2">
              <text:list-item>
                <text:p>env <text:span text:style-name="T4">KEY=VALUE</text:span></text:p>
                <text:list>
                  <text:list-item>
                    <text:p>definierar miljövariabel.</text:p>
                  </text:list-item>
                </text:list>
              </text:list-item>
              <text:list-item>
                <text:p>export <text:span text:style-name="T4">KEY</text:span></text:p>
                <text:list>
                  <text:list-item>
                    <text:p>exporterar miljövariabel till signalen.</text:p>
                  </text:list-item>
                </text:list>
              </text:list-item>
              <text:list-item>
                <text:p>instance <text:span text:style-name="T4">NAME</text:span></text:p>
                <text:list>
                  <text:list-item>
                    <text:p><text:span text:style-name="T5">Tillåt flera instanser av scriptet men med olika ”namn”, tex eth0 eller eth1.</text:span></text:p>
                  </text:list-item>
                </text:list>
              </text:list-item>
              <text:list-item>
                <text:p>normal exit <text:span text:style-name="T4">signal|exitcode</text:span></text:p>
                <text:list>
                  <text:list-item>
                    <text:p>Vilka signaler och exit-koder räknas som normalt avsl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327cm" svg:y="0.847cm" presentation:class="title" presentation:user-transformed="true">
          <draw:text-box>
            <text:p>Konfigurationsfiler</text:p>
          </draw:text-box>
        </draw:frame>
        <draw:frame presentation:style-name="pr14" draw:layer="layout" svg:width="25.199cm" svg:height="17.447cm" svg:x="1.328cm" svg:y="2.958cm" presentation:class="outline" presentation:user-transformed="true">
          <draw:text-box>
            <text:list text:style-name="L2">
              <text:list-item>
                <text:p>umask <text:span text:style-name="T4">UMASK</text:span></text:p>
              </text:list-item>
              <text:list-item>
                <text:p>nice <text:span text:style-name="T4">NICE</text:span></text:p>
              </text:list-item>
              <text:list-item>
                <text:p>oom <text:span text:style-name="T4">ADJUSTMENT|never</text:span></text:p>
                <text:list>
                  <text:list-item>
                    <text:p><text:span text:style-name="T5">justerar hur ”känslig” oom är för denna process.</text:span></text:p>
                  </text:list-item>
                </text:list>
              </text:list-item>
              <text:list-item>
                <text:p>chroot <text:span text:style-name="T4">DIR</text:span></text:p>
              </text:list-item>
              <text:list-item>
                <text:p>chdir <text:span text:style-name="T4">DIR</text:span></text:p>
              </text:list-item>
              <text:list-item>
                <text:p>limit <text:span text:style-name="T4">LIMIT SOFT|unlimited HARD|unlimited</text:span></text:p>
                <text:list>
                  <text:list-item>
                    <text:p><text:span text:style-name="T5">sätter ”ulimit” för processen. LIMIT kan vara core, cpu, data, fsize, memlock, msgqueue, nice, nofile, nproc, rss, rtprio, sigpending eller st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omas_20_master" presentation:presentation-page-layout-name="AL2T1">
        <office:forms form:automatic-focus="false" form:apply-design-mode="false"/>
        <draw:frame presentation:style-name="pr3" draw:layer="layout" svg:width="25.199cm" svg:height="3.256cm" svg:x="1.265cm" svg:y="1.756cm" presentation:class="title" presentation:user-transformed="true">
          <draw:text-box>
            <text:p>Använda</text:p>
          </draw:text-box>
        </draw:frame>
        <draw:frame presentation:style-name="pr8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start/stop/restart &lt;tjänst&gt;</text:p>
                <text:list>
                  <text:list-item>
                    <text:p>motsvarar /etc/init.d/&lt;tjänst&gt; start|stop|restart</text:p>
                  </text:list-item>
                </text:list>
              </text:list-item>
              <text:list-item>
                <text:p>status</text:p>
                <text:list>
                  <text:list-item>
                    <text:p>Kollar status på tjänstern, returnerar om den är igång och vilken pid den h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Debugga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--debug till kärnan (ta bort quiet och splash)</text:p>
              </text:list-item>
              <text:list-item>
                <text:p>initctl emit &lt;signal&gt;</text:p>
              </text:list-item>
              <text:list-item>
                <text:p>initctl list</text:p>
              </text:list-item>
              <text:list-item>
                <text:p>(bootcha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Styrkor och svaghet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Startar snabbare</text:p>
              </text:list-item>
              <text:list-item>
                <text:p>Utnyttjar multicore</text:p>
              </text:list-item>
              <text:list-item>
                <text:p>Utnyttjar diskar</text:p>
              </text:list-item>
              <text:list-item>
                <text:p>Komplext</text:p>
                <text:list>
                  <text:list-item>
                    <text:p>ptrace</text:p>
                  </text:list-item>
                  <text:list-item>
                    <text:p>besvärligt felsö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omas_20_master" presentation:presentation-page-layout-name="AL2T1">
        <office:forms form:automatic-focus="false" form:apply-design-mode="false"/>
        <draw:frame presentation:style-name="pr9" draw:layer="layout" svg:width="25.199cm" svg:height="3.507cm" svg:x="1.4cm" svg:y="1.137cm" presentation:class="title">
          <draw:text-box>
            <text:p>Vilka använder upstart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edora &gt;= 9</text:p>
                <text:list>
                  <text:list-item>
                    <text:p>”compatible mode” i F12, kanske i F13.</text:p>
                  </text:list-item>
                </text:list>
              </text:list-item>
              <text:list-item>
                <text:p>Ubuntu &gt;= 6.10</text:p>
                <text:list>
                  <text:list-item>
                    <text:p>Först i 9.10 började man konvertera från ”compatible mode”.</text:p>
                  </text:list-item>
                </text:list>
              </text:list-item>
              <text:list-item>
                <text:p>Maemo 5</text:p>
              </text:list-item>
              <text:list-item>
                <text:p>Palm Pre's webOS</text:p>
              </text:list-item>
              <text:list-item>
                <text:p>Chrome 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omas_20_master" presentation:presentation-page-layout-name="AL2T1">
        <office:forms form:automatic-focus="false" form:apply-design-mode="false"/>
        <draw:frame presentation:style-name="pr3" draw:layer="layout" svg:width="25.199cm" svg:height="3.256cm" svg:x="1.4cm" svg:y="1.262cm" presentation:class="title">
          <draw:text-box>
            <text:p>Demo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Boota Karmic med –debug</text:p>
              </text:list-item>
              <text:list-item>
                <text:p>initctl list</text:p>
              </text:list-item>
              <text:list-item>
                <text:p>Visa tty1.conf</text:p>
              </text:list-item>
              <text:list-item>
                <text:p>Visa gdm.conf</text:p>
              </text:list-item>
              <text:list-item>
                <text:p>Visa mountall.c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omas_20_master-background" style:display-name="Tomas master-background" style:family="presentation">
      <style:graphic-properties draw:stroke="none" draw:fill="none"/>
    </style:style>
    <style:style style:name="Tomas_20_master-backgroundobjects" style:display-name="Tomas master-backgroundobjects" style:family="presentation">
      <style:graphic-properties draw:shadow="hidden" draw:shadow-offset-x="0.3cm" draw:shadow-offset-y="0.3cm" draw:shadow-color="#808080"/>
    </style:style>
    <style:style style:name="Tomas_20_master-notes" style:display-name="Tomas master-notes" style:family="presentation">
      <style:graphic-properties draw:stroke="none" draw:fill="none">
        <text:list-style style:name="Tomas_20_master-notes" style:display-name="Tomas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mas_20_master-outline1" style:display-name="Tomas master-outline1" style:family="presentation">
      <style:graphic-properties draw:stroke="none" draw:fill="none">
        <text:list-style style:name="Tomas_20_master-outline1" style:display-name="Tomas master-outline1">
          <text:list-level-style-image text:level="1" xlink:href="Pictures/100000000000001C0000002085A7BC4A.gif" xlink:type="simple" xlink:show="embed" xlink:actuate="onLoad">
            <style:list-level-properties text:space-before="0.3cm" text:min-label-width="0.9cm" style:vertical-pos="middle" style:vertical-rel="line" fo:width="0.593cm" fo:height="0.677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style:vertical-pos="middle" style:vertical-rel="line" fo:width="0.593cm" fo:height="0.677cm"/>
          </text:list-level-style-image>
          <text:list-level-style-image text:level="3" xlink:href="Pictures/100000000000001C0000002085A7BC4A.gif" xlink:type="simple" xlink:show="embed" xlink:actuate="onLoad">
            <style:list-level-properties text:space-before="3cm" text:min-label-width="0.6cm" style:vertical-pos="middle" style:vertical-rel="line" fo:width="0.593cm" fo:height="0.677cm"/>
          </text:list-level-style-image>
          <text:list-level-style-image text:level="4" xlink:href="Pictures/100000000000001C0000002085A7BC4A.gif" xlink:type="simple" xlink:show="embed" xlink:actuate="onLoad">
            <style:list-level-properties text:space-before="4.2cm" text:min-label-width="0.6cm" style:vertical-pos="middle" style:vertical-rel="line" fo:width="0.593cm" fo:height="0.677cm"/>
          </text:list-level-style-image>
          <text:list-level-style-image text:level="5" xlink:href="Pictures/100000000000001C0000002085A7BC4A.gif" xlink:type="simple" xlink:show="embed" xlink:actuate="onLoad">
            <style:list-level-properties text:space-before="5.4cm" text:min-label-width="0.6cm" style:vertical-pos="middle" style:vertical-rel="line" fo:width="0.593cm" fo:height="0.677cm"/>
          </text:list-level-style-image>
          <text:list-level-style-image text:level="6" xlink:href="Pictures/100000000000001C0000002085A7BC4A.gif" xlink:type="simple" xlink:show="embed" xlink:actuate="onLoad">
            <style:list-level-properties text:space-before="6.6cm" text:min-label-width="0.6cm" style:vertical-pos="middle" style:vertical-rel="line" fo:width="0.593cm" fo:height="0.677cm"/>
          </text:list-level-style-image>
          <text:list-level-style-image text:level="7" xlink:href="Pictures/100000000000001C0000002085A7BC4A.gif" xlink:type="simple" xlink:show="embed" xlink:actuate="onLoad">
            <style:list-level-properties text:space-before="7.8cm" text:min-label-width="0.6cm" style:vertical-pos="middle" style:vertical-rel="line" fo:width="0.593cm" fo:height="0.677cm"/>
          </text:list-level-style-image>
          <text:list-level-style-image text:level="8" xlink:href="Pictures/100000000000001C0000002085A7BC4A.gif" xlink:type="simple" xlink:show="embed" xlink:actuate="onLoad">
            <style:list-level-properties text:space-before="9cm" text:min-label-width="0.6cm" style:vertical-pos="middle" style:vertical-rel="line" fo:width="0.593cm" fo:height="0.677cm"/>
          </text:list-level-style-image>
          <text:list-level-style-image text:level="9" xlink:href="Pictures/100000000000001C0000002085A7BC4A.gif" xlink:type="simple" xlink:show="embed" xlink:actuate="onLoad">
            <style:list-level-properties text:space-before="10.2cm" text:min-label-width="0.6cm" style:vertical-pos="middle" style:vertical-rel="line" fo:width="0.593cm" fo:height="0.67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mas_20_master-outline2" style:display-name="Tomas master-outline2" style:family="presentation" style:parent-style-name="Tomas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mas_20_master-outline3" style:display-name="Tomas master-outline3" style:family="presentation" style:parent-style-name="Tomas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mas_20_master-outline4" style:display-name="Tomas master-outline4" style:family="presentation" style:parent-style-name="Tomas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mas_20_master-outline5" style:display-name="Tomas master-outline5" style:family="presentation" style:parent-style-name="Tomas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mas_20_master-outline6" style:display-name="Tomas master-outline6" style:family="presentation" style:parent-style-name="Tomas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mas_20_master-outline7" style:display-name="Tomas master-outline7" style:family="presentation" style:parent-style-name="Tomas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mas_20_master-outline8" style:display-name="Tomas master-outline8" style:family="presentation" style:parent-style-name="Tomas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mas_20_master-outline9" style:display-name="Tomas master-outline9" style:family="presentation" style:parent-style-name="Tomas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mas_20_master-subtitle" style:display-name="Tomas master-subtitle" style:family="presentation">
      <style:graphic-properties draw:stroke="none" draw:fill="none" draw:textarea-vertical-align="middle">
        <text:list-style style:name="Tomas_20_master-subtitle" style:display-name="Tomas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mas_20_master-title" style:display-name="Tomas master-title" style:family="presentation">
      <style:graphic-properties draw:stroke="none" draw:fill="none" draw:textarea-vertical-align="middle">
        <text:list-style style:name="Tomas_20_master-title" style:display-name="Tomas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mas_20_master-outline1">
      <style:graphic-properties draw:fill-color="#ffffff" draw:auto-grow-height="false" fo:min-height="13.86cm"/>
    </style:style>
    <style:style style:name="Mpr2" style:family="presentation" style:parent-style-name="Tomas_20_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Tomas_20_master-backgroundobjects">
      <style:graphic-properties draw:textarea-horizontal-align="center" draw:textarea-vertical-align="middle"/>
    </style:style>
    <style:style style:name="Mpr4" style:family="presentation" style:parent-style-name="Tomas_20_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Tomas_20_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00000001C0000002085A7BC4A.gif" xlink:type="simple" xlink:show="embed" xlink:actuate="onLoad">
        <style:list-level-properties text:space-before="0.3cm" text:min-label-width="0.9cm" style:vertical-pos="middle" style:vertical-rel="line" fo:width="0.593cm" fo:height="0.677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style:vertical-pos="middle" style:vertical-rel="line" fo:width="0.593cm" fo:height="0.677cm"/>
      </text:list-level-style-image>
      <text:list-level-style-image text:level="3" xlink:href="Pictures/100000000000001C0000002085A7BC4A.gif" xlink:type="simple" xlink:show="embed" xlink:actuate="onLoad">
        <style:list-level-properties text:space-before="3cm" text:min-label-width="0.6cm" style:vertical-pos="middle" style:vertical-rel="line" fo:width="0.593cm" fo:height="0.677cm"/>
      </text:list-level-style-image>
      <text:list-level-style-image text:level="4" xlink:href="Pictures/100000000000001C0000002085A7BC4A.gif" xlink:type="simple" xlink:show="embed" xlink:actuate="onLoad">
        <style:list-level-properties text:space-before="4.2cm" text:min-label-width="0.6cm" style:vertical-pos="middle" style:vertical-rel="line" fo:width="0.593cm" fo:height="0.677cm"/>
      </text:list-level-style-image>
      <text:list-level-style-image text:level="5" xlink:href="Pictures/100000000000001C0000002085A7BC4A.gif" xlink:type="simple" xlink:show="embed" xlink:actuate="onLoad">
        <style:list-level-properties text:space-before="5.4cm" text:min-label-width="0.6cm" style:vertical-pos="middle" style:vertical-rel="line" fo:width="0.593cm" fo:height="0.677cm"/>
      </text:list-level-style-image>
      <text:list-level-style-image text:level="6" xlink:href="Pictures/100000000000001C0000002085A7BC4A.gif" xlink:type="simple" xlink:show="embed" xlink:actuate="onLoad">
        <style:list-level-properties text:space-before="6.6cm" text:min-label-width="0.6cm" style:vertical-pos="middle" style:vertical-rel="line" fo:width="0.593cm" fo:height="0.677cm"/>
      </text:list-level-style-image>
      <text:list-level-style-image text:level="7" xlink:href="Pictures/100000000000001C0000002085A7BC4A.gif" xlink:type="simple" xlink:show="embed" xlink:actuate="onLoad">
        <style:list-level-properties text:space-before="7.8cm" text:min-label-width="0.6cm" style:vertical-pos="middle" style:vertical-rel="line" fo:width="0.593cm" fo:height="0.677cm"/>
      </text:list-level-style-image>
      <text:list-level-style-image text:level="8" xlink:href="Pictures/100000000000001C0000002085A7BC4A.gif" xlink:type="simple" xlink:show="embed" xlink:actuate="onLoad">
        <style:list-level-properties text:space-before="9cm" text:min-label-width="0.6cm" style:vertical-pos="middle" style:vertical-rel="line" fo:width="0.593cm" fo:height="0.677cm"/>
      </text:list-level-style-image>
      <text:list-level-style-image text:level="9" xlink:href="Pictures/100000000000001C0000002085A7BC4A.gif" xlink:type="simple" xlink:show="embed" xlink:actuate="onLoad">
        <style:list-level-properties text:space-before="10.2cm" text:min-label-width="0.6cm" style:vertical-pos="middle" style:vertical-rel="line" fo:width="0.593cm" fo:height="0.67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mas_20_master" style:display-name="Tomas master" style:page-layout-name="PM1" draw:style-name="Mdp1">
      <draw:frame presentation:style-name="Tomas_20_master-title" draw:layer="backgroundobjects" svg:width="25.199cm" svg:height="3.506cm" svg:x="1.4cm" svg:y="1.137cm" presentation:class="title" presentation:placeholder="true">
        <draw:text-box/>
      </draw:frame>
      <draw:frame draw:style-name="Mgr3" draw:text-style-name="MP5" draw:layer="backgroundobjects" svg:width="13.413cm" svg:height="5.979cm" svg:x="13.105cm" svg:y="12.639cm">
        <draw:image xlink:href="Pictures/10000200000001FB000000E22F64CFAB.gif" xlink:type="simple" xlink:show="embed" xlink:actuate="onLoad">
          <text:p/>
        </draw:image>
      </draw:frame>
      <draw:frame presentation:style-name="Mpr1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mer&gt;</text:page-number></text:span></text:p>
        </draw:text-box>
      </draw:frame>
      <draw:frame draw:style-name="Mgr3" draw:text-style-name="MP5" draw:layer="backgroundobjects" svg:width="5.873cm" svg:height="0.793cm" svg:x="1.127cm" svg:y="1cm">
        <draw:image xlink:href="Pictures/10000000000000DE0000001E36B7A557.gif" xlink:type="simple" xlink:show="embed" xlink:actuate="onLoad">
          <text:p/>
        </draw:image>
      </draw:frame>
      <draw:line presentation:style-name="Mpr3" draw:text-style-name="MP5" draw:layer="backgroundobjects" svg:x1="1cm" svg:y1="1.9cm" svg:x2="26.5cm" svg:y2="1.9cm">
        <text:p/>
      </draw:line>
      <presentation:notes style:page-layout-name="PM2">
        <draw:page-thumbnail presentation:style-name="Tomas_20_master-title" draw:layer="backgroundobjects" svg:width="14.848cm" svg:height="11.136cm" svg:x="3.075cm" svg:y="2.257cm" presentation:class="page"/>
        <draw:frame presentation:style-name="Tomas_20_mast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agnus Engblom</meta:initial-creator>
    <meta:creation-date>2005-10-02T20:03:15</meta:creation-date>
    <dc:date>2010-02-24T13:33:53</dc:date>
    <meta:printed-by>Tomas Pahlsson</meta:printed-by>
    <meta:print-date>2010-01-18T09:22:56</meta:print-date>
    <meta:editing-cycles>101</meta:editing-cycles>
    <meta:editing-duration>PT232H40M15S</meta:editing-duration>
    <dc:creator>Jimmy Hedman</dc:cre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